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float" office:value="-2">
            <text:p>-2</text:p>
          </table:table-cell>
          <table:table-cell office:value-type="float" office:value="18480">
            <text:p>18480</text:p>
          </table:table-cell>
          <table:table-cell table:formula="of:=[.B1]-[.$B$5]" office:value-type="float" office:value="-1235">
            <text:p>-1235</text:p>
          </table:table-cell>
          <table:table-cell table:formula="of:=[.C1]/[.A1]" office:value-type="float" office:value="617.5">
            <text:p>617,5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2">
            <text:p>-2</text:p>
          </table:table-cell>
          <table:table-cell table:style-name="ce1" office:value-type="string">
            <text:p>&amp;</text:p>
          </table:table-cell>
          <table:table-cell table:style-name="ce2" table:formula="of:=[.B1]/400" office:value-type="float" office:value="46.2">
            <text:p>46,200</text:p>
          </table:table-cell>
          <table:table-cell table:style-name="ce1" office:value-type="string">
            <text:p>&amp;</text:p>
          </table:table-cell>
          <table:table-cell table:style-name="ce2" table:formula="of:=[.I1]-[.I$5]" office:value-type="float" office:value="-3.0875">
            <text:p>-3,088</text:p>
          </table:table-cell>
          <table:table-cell table:style-name="ce1" office:value-type="string">
            <text:p>&amp;</text:p>
          </table:table-cell>
          <table:table-cell table:style-name="ce2" table:formula="of:=[.K1]/4/1.225" office:value-type="float" office:value="-0.630102040816326">
            <text:p>-0,630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8720">
            <text:p>18720</text:p>
          </table:table-cell>
          <table:table-cell table:formula="of:=[.B2]-[.$B$5]" office:value-type="float" office:value="-995">
            <text:p>-995</text:p>
          </table:table-cell>
          <table:table-cell table:formula="of:=[.C2]/[.A2]" office:value-type="float" office:value="663.333333333333">
            <text:p>663,3333333333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1.5">
            <text:p>-1,5</text:p>
          </table:table-cell>
          <table:table-cell table:style-name="ce1" office:value-type="string">
            <text:p>&amp;</text:p>
          </table:table-cell>
          <table:table-cell table:style-name="ce2" table:formula="of:=[.B2]/400" office:value-type="float" office:value="46.8">
            <text:p>46,800</text:p>
          </table:table-cell>
          <table:table-cell table:style-name="ce1" office:value-type="string">
            <text:p>&amp;</text:p>
          </table:table-cell>
          <table:table-cell table:style-name="ce2" table:formula="of:=[.I2]-[.I$5]" office:value-type="float" office:value="-2.4875">
            <text:p>-2,488</text:p>
          </table:table-cell>
          <table:table-cell table:style-name="ce1" office:value-type="string">
            <text:p>&amp;</text:p>
          </table:table-cell>
          <table:table-cell table:style-name="ce2" table:formula="of:=[.K2]/4/1.225" office:value-type="float" office:value="-0.507653061224491">
            <text:p>-0,508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9085">
            <text:p>19085</text:p>
          </table:table-cell>
          <table:table-cell table:formula="of:=[.B3]-[.$B$5]" office:value-type="float" office:value="-630">
            <text:p>-630</text:p>
          </table:table-cell>
          <table:table-cell table:formula="of:=[.C3]/[.A3]" office:value-type="float" office:value="630">
            <text:p>63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&amp;</text:p>
          </table:table-cell>
          <table:table-cell table:style-name="ce2" table:formula="of:=[.B3]/400" office:value-type="float" office:value="47.7125">
            <text:p>47,713</text:p>
          </table:table-cell>
          <table:table-cell table:style-name="ce1" office:value-type="string">
            <text:p>&amp;</text:p>
          </table:table-cell>
          <table:table-cell table:style-name="ce2" table:formula="of:=[.I3]-[.I$5]" office:value-type="float" office:value="-1.575">
            <text:p>-1,575</text:p>
          </table:table-cell>
          <table:table-cell table:style-name="ce1" office:value-type="string">
            <text:p>&amp;</text:p>
          </table:table-cell>
          <table:table-cell table:style-name="ce2" table:formula="of:=[.K3]/4/1.225" office:value-type="float" office:value="-0.321428571428572">
            <text:p>-0,321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19385">
            <text:p>19385</text:p>
          </table:table-cell>
          <table:table-cell table:formula="of:=[.B4]-[.$B$5]" office:value-type="float" office:value="-330">
            <text:p>-330</text:p>
          </table:table-cell>
          <table:table-cell table:formula="of:=[.C4]/[.A4]" office:value-type="float" office:value="660">
            <text:p>66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0.5">
            <text:p>-0,5</text:p>
          </table:table-cell>
          <table:table-cell table:style-name="ce1" office:value-type="string">
            <text:p>&amp;</text:p>
          </table:table-cell>
          <table:table-cell table:style-name="ce2" table:formula="of:=[.B4]/400" office:value-type="float" office:value="48.4625">
            <text:p>48,463</text:p>
          </table:table-cell>
          <table:table-cell table:style-name="ce1" office:value-type="string">
            <text:p>&amp;</text:p>
          </table:table-cell>
          <table:table-cell table:style-name="ce2" table:formula="of:=[.I4]-[.I$5]" office:value-type="float" office:value="-0.825000000000003">
            <text:p>-0,825</text:p>
          </table:table-cell>
          <table:table-cell table:style-name="ce1" office:value-type="string">
            <text:p>&amp;</text:p>
          </table:table-cell>
          <table:table-cell table:style-name="ce2" table:formula="of:=[.K4]/4/1.225" office:value-type="float" office:value="-0.168367346938776">
            <text:p>-0,168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715">
            <text:p>19715</text:p>
          </table:table-cell>
          <table:table-cell table:formula="of:=([.B3]+[.B7])/2" office:value-type="float" office:value="19722.5">
            <text:p>19722,5</text:p>
          </table:table-cell>
          <table:table-cell table:number-columns-repeated="2"/>
          <table:table-cell table:style-name="ce1" office:value-type="string">
            <text:p>&amp;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amp;</text:p>
          </table:table-cell>
          <table:table-cell table:style-name="ce2" table:formula="of:=[.B5]/400" office:value-type="float" office:value="49.2875">
            <text:p>49,288</text:p>
          </table:table-cell>
          <table:table-cell table:style-name="ce1" office:value-type="string">
            <text:p>&amp;</text:p>
          </table:table-cell>
          <table:table-cell table:style-name="ce2" table:formula="of:=[.I5]-[.I$5]" office:value-type="float" office:value="0">
            <text:p>0,000</text:p>
          </table:table-cell>
          <table:table-cell table:style-name="ce1" office:value-type="string">
            <text:p>&amp;</text:p>
          </table:table-cell>
          <table:table-cell table:style-name="ce2" table:formula="of:=[.K5]/4/1.225" office:value-type="float" office:value="0">
            <text:p>0,000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0045">
            <text:p>20045</text:p>
          </table:table-cell>
          <table:table-cell table:formula="of:=[.B6]-[.$B$5]" office:value-type="float" office:value="330">
            <text:p>330</text:p>
          </table:table-cell>
          <table:table-cell table:formula="of:=[.C6]/[.A6]" office:value-type="float" office:value="660">
            <text:p>66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0.5">
            <text:p>0,5</text:p>
          </table:table-cell>
          <table:table-cell table:style-name="ce1" office:value-type="string">
            <text:p>&amp;</text:p>
          </table:table-cell>
          <table:table-cell table:style-name="ce2" table:formula="of:=[.B6]/400" office:value-type="float" office:value="50.1125">
            <text:p>50,113</text:p>
          </table:table-cell>
          <table:table-cell table:style-name="ce1" office:value-type="string">
            <text:p>&amp;</text:p>
          </table:table-cell>
          <table:table-cell table:style-name="ce2" table:formula="of:=[.I6]-[.I$5]" office:value-type="float" office:value="0.824999999999996">
            <text:p>0,825</text:p>
          </table:table-cell>
          <table:table-cell table:style-name="ce1" office:value-type="string">
            <text:p>&amp;</text:p>
          </table:table-cell>
          <table:table-cell table:style-name="ce2" table:formula="of:=[.K6]/4/1.225" office:value-type="float" office:value="0.168367346938775">
            <text:p>0,168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0">
            <text:p>20360</text:p>
          </table:table-cell>
          <table:table-cell table:formula="of:=[.B7]-[.$B$5]" office:value-type="float" office:value="645">
            <text:p>645</text:p>
          </table:table-cell>
          <table:table-cell table:formula="of:=[.C7]/[.A7]" office:value-type="float" office:value="645">
            <text:p>645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2" table:formula="of:=[.B7]/400" office:value-type="float" office:value="50.9">
            <text:p>50,900</text:p>
          </table:table-cell>
          <table:table-cell table:style-name="ce1" office:value-type="string">
            <text:p>&amp;</text:p>
          </table:table-cell>
          <table:table-cell table:style-name="ce2" table:formula="of:=[.I7]-[.I$5]" office:value-type="float" office:value="1.6125">
            <text:p>1,613</text:p>
          </table:table-cell>
          <table:table-cell table:style-name="ce1" office:value-type="string">
            <text:p>&amp;</text:p>
          </table:table-cell>
          <table:table-cell table:style-name="ce2" table:formula="of:=[.K7]/4/1.225" office:value-type="float" office:value="0.329081632653061">
            <text:p>0,329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0740">
            <text:p>20740</text:p>
          </table:table-cell>
          <table:table-cell table:formula="of:=[.B8]-[.$B$5]" office:value-type="float" office:value="1025">
            <text:p>1025</text:p>
          </table:table-cell>
          <table:table-cell table:formula="of:=[.C8]/[.A8]" office:value-type="float" office:value="683.333333333333">
            <text:p>683,3333333333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1.5">
            <text:p>1,5</text:p>
          </table:table-cell>
          <table:table-cell table:style-name="ce1" office:value-type="string">
            <text:p>&amp;</text:p>
          </table:table-cell>
          <table:table-cell table:style-name="ce2" table:formula="of:=[.B8]/400" office:value-type="float" office:value="51.85">
            <text:p>51,850</text:p>
          </table:table-cell>
          <table:table-cell table:style-name="ce1" office:value-type="string">
            <text:p>&amp;</text:p>
          </table:table-cell>
          <table:table-cell table:style-name="ce2" table:formula="of:=[.I8]-[.I$5]" office:value-type="float" office:value="2.5625">
            <text:p>2,563</text:p>
          </table:table-cell>
          <table:table-cell table:style-name="ce1" office:value-type="string">
            <text:p>&amp;</text:p>
          </table:table-cell>
          <table:table-cell table:style-name="ce2" table:formula="of:=[.K8]/4/1.225" office:value-type="float" office:value="0.522959183673469">
            <text:p>0,523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50">
            <text:p>20950</text:p>
          </table:table-cell>
          <table:table-cell table:formula="of:=[.B9]-[.$B$5]" office:value-type="float" office:value="1235">
            <text:p>1235</text:p>
          </table:table-cell>
          <table:table-cell table:formula="of:=[.C9]/[.A9]" office:value-type="float" office:value="617.5">
            <text:p>617,5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2" table:formula="of:=[.B9]/400" office:value-type="float" office:value="52.375">
            <text:p>52,375</text:p>
          </table:table-cell>
          <table:table-cell table:style-name="ce1" office:value-type="string">
            <text:p>&amp;</text:p>
          </table:table-cell>
          <table:table-cell table:style-name="ce2" table:formula="of:=[.I9]-[.I$5]" office:value-type="float" office:value="3.0875">
            <text:p>3,088</text:p>
          </table:table-cell>
          <table:table-cell table:style-name="ce1" office:value-type="string">
            <text:p>&amp;</text:p>
          </table:table-cell>
          <table:table-cell table:style-name="ce2" table:formula="of:=[.K9]/4/1.225" office:value-type="float" office:value="0.630102040816326">
            <text:p>0,630</text:p>
          </table:table-cell>
          <table:table-cell table:style-name="ce1" office:value-type="string">
            <text:p>\\</text:p>
          </table:table-cell>
        </table:table-row>
        <table:table-row table:style-name="ro1" table:number-rows-repeated="10485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0000-00-00T17:36:13.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0.0.3$Windows_x86 LibreOffice_project/7545bee9c2a0782548772a21bc84a9dcc583b89</meta:generator>
    <dc:date>2015-03-11T17:41:43.39</dc:date>
    <dc:creator>Felix Kurtz</dc:creator>
    <meta:editing-duration>PT1H49M17S</meta:editing-duration>
    <meta:editing-cycles>15</meta:editing-cycles>
    <meta:document-statistic meta:table-count="1" meta:cell-count="116" meta:object-count="0"/>
  </office:meta>
</office:document-meta>
</file>